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RepositoryImpl.unregister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umentRepositoryImpl.openConnection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umentRepositoryImpl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RepositoryImpl.register( Resourc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cumentRepositoryImpl.register( final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cumentRepositoryImpl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cumentRepositoryImpl.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RepositoryImpl.register( InputStream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